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Standard">
      <style:paragraph-properties fo:text-align="end" style:justify-single-word="false"/>
      <style:text-properties fo:font-size="12pt" style:text-underline-style="non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8" style:family="paragraph" style:parent-style-name="Standard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TokTok</text:p>
      <text:p text:style-name="P5">Komunikator</text:p>
      <text:p text:style-name="P3"/>
      <text:p text:style-name="P3"/>
      <text:p text:style-name="P3"/>
      <text:p text:style-name="P7"><text:span text:style-name="T2">Krzysztof Kulewski </text:span>238149</text:p>
      <text:p text:style-name="P18"><text:span text:style-name="T4">Błażej Kucman </text:span>238228 </text:p>
      <text:p text:style-name="P15">Krzysztof Borawski 238152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762152009693694146" text:style-name="L1">
        <text:list-item>
          <text:p text:style-name="P16"><text:soft-page-break/>Tematyka</text:p>
        </text:list-item>
      </text:list>
      <text:p text:style-name="P6"><text:tab/></text:p>
      <text:p text:style-name="P6"><text:tab/><text:span text:style-name="T1">Tematyką projektu jest grupowe utworzenie aplikacji o nazwie TokTok. Aplikacja ma <text:tab/>pozwalać i ułatwiać komunikację zespołową. Inspiracją projektu stał się popularnie <text:tab/>wykorzy-stywany przez firmy IT komunikator Slack. </text:span></text:p>
      <text:p text:style-name="P4"/>
      <text:p text:style-name="P4"/>
      <text:list xml:id="list33698167" text:continue-numbering="true" text:style-name="L1">
        <text:list-item>
          <text:p text:style-name="P16">Wykorzystane technologie i narzędzia</text:p>
          <text:p text:style-name="P10"/>
          <text:p text:style-name="P13">2.1 Podział na dwa pod-projekty</text:p>
          <text:p text:style-name="P10"/>
        </text:list-item>
      </text:list>
      <text:p text:style-name="P6"><text:tab/><text:span text:style-name="T1">Projekt jest podzielony na dwie części mające na celu komunikację między sobą poprzez <text:tab/>REST API. </text:span></text:p>
      <text:p text:style-name="P4"><text:tab/></text:p>
      <text:p text:style-name="P4"><text:tab/>Frontend utworzony jest z wykorzystaniem Angular 6.1. W tej części będzie umieszczona <text:tab/>wizualna strona aplikacji.</text:p>
      <text:p text:style-name="P4"/>
      <text:p text:style-name="P4"><text:tab/>Backend utworzony przy pomocy .Net Core w wersji 2.1 będzie odpowiadał za odpowie-<text:tab/>dnią obsługę wysyłanych zapytań, w tej części również znajdować się będą wszystkie <text:tab/>modele oraz kontrolery. W celu testowania poprawności odpowiedzi do poszczególnych <text:tab/>zapytań wykorzystane zostanie narzędzie Swagger.</text:p>
      <text:p text:style-name="P12"/>
      <text:list xml:id="list3684711747729593548" text:style-name="L2">
        <text:list-item>
          <text:list>
            <text:list-item>
              <text:p text:style-name="P17"><text:span text:style-name="T1"><text:s/></text:span><text:span text:style-name="T3">Języki</text:span></text:p>
              <text:p text:style-name="P11"/>
              <text:p text:style-name="P11">Backend – C#</text:p>
              <text:p text:style-name="P11">Frontend – TypeScript</text:p>
              <text:p text:style-name="P11">REST API – JSON </text:p>
            </text:list-item>
          </text:list>
        </text:list-item>
      </text:list>
      <text:p text:style-name="P4"><text:tab/></text:p>
      <text:list xml:id="list33674421" text:continue-list="list33698167" text:style-name="L1">
        <text:list-item>
          <text:p text:style-name="P16">Schemat pracy</text:p>
        </text:list-item>
      </text:list>
      <text:p text:style-name="P6"/>
      <text:p text:style-name="P4"><text:tab/>Zespół będzie pracował i tworzył funkcjonalności w trakcie wewnętrznych sprintów. <text:line-break/><text:tab/>Wykonane zadania w trakcie sprintu będą automatycznie zapisywane w dwóch tablicach <text:tab/>kanbanowych projektu na portalu github.</text:p>
      <text:p text:style-name="P4"><text:tab/></text:p>
      <text:list xml:id="list4114062249055588695" text:style-name="L3">
        <text:list-item>
          <text:list>
            <text:list-item>
              <text:p text:style-name="P14">Źródła</text:p>
            </text:list-item>
          </text:list>
        </text:list-item>
      </text:list>
      <text:p text:style-name="P4"><text:tab/></text:p>
      <text:p text:style-name="P4"><text:tab/><text:span text:style-name="T5">Frontend:</text:span> github.com/kkulewski/toktok-frontend</text:p>
      <text:p text:style-name="P4"><text:tab/><text:span text:style-name="T5">Tablica zadań Frontend:</text:span> <text:span text:style-name="T6">github.com/kkulewski/toktok-frontend/projects/1</text:span></text:p>
      <text:p text:style-name="P4"><text:tab/><text:span text:style-name="T5">Backend: </text:span>github.com/kkulewski/toktok-backend</text:p>
      <text:p text:style-name="P4"><text:tab/><text:span text:style-name="T5">Tablica zadań Backend: </text:span>github.com/kkulewski/toktok-backend/projects/1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zysztof borawski</meta:initial-creator>
    <meta:creation-date>2018-10-21T12:39:33.82</meta:creation-date>
    <dc:date>2018-10-21T13:49:10.36</dc:date>
    <dc:creator>krzysztof borawski</dc:creator>
    <meta:editing-duration>PT1H7M30S</meta:editing-duration>
    <meta:editing-cycles>46</meta:editing-cycles>
    <meta:generator>OpenOffice/4.1.5$Win32 OpenOffice.org_project/415m1$Build-9789</meta:generator>
    <meta:document-statistic meta:table-count="0" meta:image-count="0" meta:object-count="0" meta:page-count="2" meta:paragraph-count="28" meta:word-count="175" meta:character-count="1427"/>
  </office:meta>
</office:document-meta>
</file>